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buntu" fo:font-size="14pt" style:font-size-asian="14pt" style:font-size-complex="14pt"/>
    </style:style>
    <style:style style:name="P4" style:family="paragraph" style:parent-style-name="Standard">
      <style:text-properties style:font-name="Ubuntu" fo:font-weight="bold" style:font-weight-asian="bold" style:font-weight-complex="bold"/>
    </style:style>
    <style:style style:name="P5" style:family="paragraph" style:parent-style-name="Standard">
      <style:text-properties style:font-name="Ubuntu" fo:font-size="10pt" style:font-size-asian="10pt" style:font-size-complex="10pt"/>
    </style:style>
    <style:style style:name="P6" style:family="paragraph" style:parent-style-name="Standard">
      <style:text-properties style:font-name="Ubuntu" officeooo:rsid="001820a3" officeooo:paragraph-rsid="001820a3"/>
    </style:style>
    <style:style style:name="P7" style:family="paragraph" style:parent-style-name="Standard">
      <style:text-properties fo:color="#666666" style:font-name="Ubuntu" fo:font-size="8pt" style:font-size-asian="8pt" style:font-size-complex="8pt"/>
    </style:style>
    <style:style style:name="P8" style:family="paragraph" style:parent-style-name="Standard">
      <style:text-properties fo:color="#666666" style:font-name="Ubuntu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text-properties fo:color="#666666" style:font-name="Ubuntu" fo:font-size="8pt" fo:background-color="transparen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color="#666666" style:font-name="Ubuntu" fo:font-size="8pt" officeooo:rsid="001820a3" officeooo:paragraph-rsid="001820a3" fo:background-color="transparent" style:font-size-asian="8pt" style:font-size-complex="8pt"/>
    </style:style>
    <style:style style:name="P11" style:family="paragraph" style:parent-style-name="Standard">
      <style:text-properties fo:color="#808080" style:font-name="Ubuntu" fo:font-size="8pt" officeooo:rsid="0013691d" officeooo:paragraph-rsid="0013691d" fo:background-color="transparent" style:font-size-asian="8pt" style:font-size-complex="8pt"/>
    </style:style>
    <style:style style:name="P12" style:family="paragraph" style:parent-style-name="Standard">
      <style:text-properties fo:color="#808080" style:font-name="Ubuntu" fo:font-size="8pt" officeooo:paragraph-rsid="0013691d" style:font-size-asian="7pt" style:font-size-complex="8pt"/>
    </style:style>
    <style:style style:name="P13" style:family="paragraph" style:parent-style-name="Standard">
      <style:text-properties fo:color="#808080" style:font-name="Ubuntu" fo:font-size="8pt" style:font-size-asian="8pt" style:font-size-complex="8pt"/>
    </style:style>
    <style:style style:name="P14" style:family="paragraph" style:parent-style-name="Standard">
      <style:text-properties style:use-window-font-color="true" style:font-name="Ubuntu" fo:font-weight="bold" style:font-weight-asian="bold" style:font-weight-complex="bold"/>
    </style:style>
    <style:style style:name="P15" style:family="paragraph" style:parent-style-name="Standard">
      <style:text-properties fo:color="#c9211e" style:font-name="Ubuntu"/>
    </style:style>
    <style:style style:name="T1" style:family="text">
      <style:text-properties officeooo:rsid="00133dac"/>
    </style:style>
    <style:style style:name="T2" style:family="text">
      <style:text-properties officeooo:rsid="00138105"/>
    </style:style>
    <style:style style:name="T3" style:family="text">
      <style:text-properties officeooo:rsid="001497f6"/>
    </style:style>
    <style:style style:name="T4" style:family="text">
      <style:text-properties officeooo:rsid="0017b92d"/>
    </style:style>
    <style:style style:name="T5" style:family="text">
      <style:text-properties officeooo:rsid="001ac9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c9fc" style:font-weight-asian="bold" style:font-weight-complex="bold"/>
    </style:style>
    <style:style style:name="T8" style:family="text">
      <style:text-properties officeooo:rsid="00204d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e I - Comandos de Input e Output</text:p>
      <text:p text:style-name="P3"/>
      <text:p text:style-name="P4"><text:span text:style-name="T1">1. </text:span>Navegue até a pasta unix_tests;</text:p>
      <text:p text:style-name="P7">/home/vagner/Documentos/unix_tests</text:p>
      <text:p text:style-name="P5"/>
      <text:p text:style-name="P4"><text:span text:style-name="T1">2. <text:s/></text:span>Crie um arquivo texto pelo terminal com o nome skills2.txt e adicione os valores Internet , Unix e Bash , um em cada linha.</text:p>
      <text:p text:style-name="P11">cat &gt; sk<text:span text:style-name="T2">i</text:span>lls2.txt</text:p>
      <text:p text:style-name="P11">internet</text:p>
      <text:p text:style-name="P11">unix</text:p>
      <text:p text:style-name="P11">bash</text:p>
      <text:p text:style-name="P12"/>
      <text:p text:style-name="P4"><text:span text:style-name="T1">3. </text:span>Adicione mais 5 itens à sua lista de skills e depois imprima a lista ordenada no terminal. 🤓</text:p>
      <text:p text:style-name="P7">vagner@repolho:~/Documentos/unix_tests$ cat &gt;&gt; skills2.txt </text:p>
      <text:p text:style-name="P13">htmll</text:p>
      <text:p text:style-name="P13">javaScript</text:p>
      <text:p text:style-name="P13">Python</text:p>
      <text:p text:style-name="P13">Css</text:p>
      <text:p text:style-name="P13">c#</text:p>
      <text:p text:style-name="P13">vagner@repolho:~/Documentos/unix_tests$ sort skills2.txt </text:p>
      <text:p text:style-name="P13">bash</text:p>
      <text:p text:style-name="P13">c#</text:p>
      <text:p text:style-name="P13">Css</text:p>
      <text:p text:style-name="P13">htmll</text:p>
      <text:p text:style-name="P13">internet</text:p>
      <text:p text:style-name="P13">javaScript</text:p>
      <text:p text:style-name="P13">Python</text:p>
      <text:p text:style-name="P13">unix</text:p>
      <text:p text:style-name="P1"/>
      <text:p text:style-name="P4"><text:span text:style-name="T1">4. </text:span>Conte quantas linhas tem o arquivo skills2.txt </text:p>
      <text:p text:style-name="P4"/>
      <text:p text:style-name="P13">wc -l skills2.txt</text:p>
      <text:p text:style-name="P1"/>
      <text:p text:style-name="P14"><text:span text:style-name="T3">5. </text:span>Crie um arquivo chamado top_skills.txt usando o skills2.txt , contendo as 3 primeiras skills em ordem alfabética.</text:p>
      <text:p text:style-name="P14"/>
      <text:p text:style-name="P7">sort &lt; skills2.txt | head -3 &gt; top_skills.txt</text:p>
      <text:p text:style-name="P1"/>
      <text:p text:style-name="P1"/>
      <text:p text:style-name="P4"><text:span text:style-name="T4">6. </text:span>Crie um novo arquivo chamado phrases2.txt pelo terminal e adicione algumas frases de sua escolha.</text:p>
      <text:p text:style-name="P4"/>
      <text:p text:style-name="P8">. <text:span text:style-name="T8">cat &gt; phrase2.txt <text:s/>+ frases</text:span></text:p>
      <text:p text:style-name="P4"/>
      <text:p text:style-name="P14"><text:span text:style-name="T5">7. </text:span>Conte o número de linhas que contêm as letras br</text:p>
      <text:p text:style-name="P14"/>
      <text:p text:style-name="P9">grep -c 'br' phrases2.txt </text:p>
      <text:p text:style-name="P9">0</text:p>
      <text:p text:style-name="P15"/>
      <text:p text:style-name="P14"><text:span text:style-name="T5">8. </text:span>Conte o número de linhas que não contêm as letras br .</text:p>
      <text:p text:style-name="P14"/>
      <text:p text:style-name="P10">grep -v 'br' phrases2.txt</text:p>
      <text:p text:style-name="P6"/>
      <text:p text:style-name="P1"><text:span text:style-name="T7">9. </text:span><text:span text:style-name="T6">Adicione dois nomes de países ao final do arquivo phrases2.txt .</text:span></text:p>
      <text:p text:style-name="P4"/>
      <text:p text:style-name="P7">cat &gt;&gt; phrases2.txt </text:p>
      <text:p text:style-name="P7">Mexico</text:p>
      <text:p text:style-name="P7">angola</text:p>
      <text:p text:style-name="P5"/>
      <text:p text:style-name="P4"><text:span text:style-name="T5">10. </text:span>Crie um novo arquivo chamado bunch_of_things.txt com os conteúdos dos arquivos phrases2.txt e countries.txt</text:p>
      <text:p text:style-name="P4"><text:soft-page-break/></text:p>
      <text:p text:style-name="P7">cat phrases2.txt countries.txt &gt; bunch_of_thinks.txt </text:p>
      <text:p text:style-name="P5"/>
      <text:p text:style-name="P4"><text:span text:style-name="T5">11. </text:span>Ordene o arquivo bunch_of_things.txt .</text:p>
      <text:p text:style-name="P4"/>
      <text:p text:style-name="P7">sort &lt; bunch_of_think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6:29:01.224355029</meta:creation-date>
    <dc:date>2021-10-24T01:26:22.190179759</dc:date>
    <meta:editing-duration>PT2H56M5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223" meta:character-count="1391" meta:non-whitespace-character-count="1203"/>
  </office:meta>
</office:document-meta>
</file>